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3a0" officeooo:paragraph-rsid="001363a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63a0" officeooo:paragraph-rsid="001363a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1363a0" officeooo:paragraph-rsid="001363a0" style:font-size-asian="11.3500003814697pt" style:font-size-complex="13pt"/>
    </style:style>
    <style:style style:name="T1" style:family="text">
      <style:text-properties officeooo:rsid="00147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EXTRA XQUERY</text:p>
      <text:p text:style-name="P1"/>
      <text:p text:style-name="P3">Exercicis opcionals de Xquery per repassar i també pujaran la nota de la 3ª avaluació.</text:p>
      <text:p text:style-name="P3"/>
      <text:p text:style-name="P3">Exercici 1. Deu fer-se a partir del XML de l’exercici anterior «balls.xml».</text:p>
      <text:p text:style-name="P3"/>
      <text:p text:style-name="P3">a) Mostrar cadascun dels noms dels balls amb l'etiqueta "els_balls".</text:p>
      <text:p text:style-name="P3"/>
      <text:p text:style-name="P3">b) Mostrar els noms dels balls seguits amb el nombre de places entre parèntesis, tots dos dins de la mateixa etiqueta "els_balls".</text:p>
      <text:p text:style-name="P3"/>
      <text:p text:style-name="P3">c) Mostrar els noms dels balls el preu dels quals siga major de 30 (es pot fer posant la condició en el where o mitjançant Xpath).</text:p>
      <text:p text:style-name="P3"/>
      <text:p text:style-name="P3">d) Mostrar els noms dels balls el preu dels quals siga major de 30 i la moneda "euro".</text:p>
      <text:p text:style-name="P3"/>
      <text:p text:style-name="P3">e) Mostrar els noms i la data de començament dels balls que comencen el mes de gener (utilitza per a buscar-ho la cadena de text "/1/").</text:p>
      <text:p text:style-name="P3"/>
      <text:p text:style-name="P3">f) Mostrar els noms dels professors i la sala en la qual fan classe, ordena'ls per sala.</text:p>
      <text:p text:style-name="P3"/>
      <text:p text:style-name="P3"><text:span text:style-name="T1">g) </text:span>Mostrar els noms dels professors eliminant els repetits i ac<text:span text:style-name="T1">o</text:span>mpa<text:span text:style-name="T1">ny</text:span>ar cada nom amb totes les sales en l<text:span text:style-name="T1">es</text:span> qual<text:span text:style-name="T1">s</text:span> fa classe, ordena'ls per nom.</text:p>
      <text:p text:style-name="P3"/>
      <text:p text:style-name="P3"><text:span text:style-name="T1">h) </text:span>Mostrar la mitjana dels preus de tots els balls.</text:p>
      <text:p text:style-name="P3"/>
      <text:p text:style-name="P3"><text:span text:style-name="T1">i) </text:span>Mostrar la suma dels preus dels balls de la sala 1.</text:p>
      <text:p text:style-name="P3"/>
      <text:p text:style-name="P3"><text:span text:style-name="T1">j) </text:span>Mostrar quantes places en total oferta el professor "Jesus Lozano".</text:p>
      <text:p text:style-name="P3"/>
      <text:p text:style-name="P3"><text:span text:style-name="T1">k) </text:span>Mostrar els diners que guanyaria la professora "Laura Mendiola" si es completaren totes les places del seu ball, sabent que només té un ball.</text:p>
      <text:p text:style-name="P3"/>
      <text:p text:style-name="P3"><text:span text:style-name="T1">l) </text:span>Mostrar els diners que guanyaria el professor "Jesus Lozano" si es completaren totes les places del seu ball, però mostrant el benefici de cada ball per separat.</text:p>
      <text:p text:style-name="P3"/>
      <text:p text:style-name="P3"><text:span text:style-name="T1">m) </text:span>Mostrar els diners que guanyaria la professora "Laura" (no coneixem el seu cognom) si es completaren totes les places del seu ball.</text:p>
      <text:p text:style-name="P3"/>
      <text:p text:style-name="P3"><text:span text:style-name="T1">n) </text:span>Mostrar el nom del ball, el seu preu i el preu amb un descompte del 15% per a famílies nombroses. Ordenar pel nom del ball</text:p>
      <text:p text:style-name="P3"/>
      <text:p text:style-name="P3"><text:span text:style-name="T1">o) </text:span>Mostrar totes les dades de cada ball excepte la data de començament i de fi.</text:p>
      <text:p text:style-name="P3"/>
      <text:p text:style-name="P3"><text:span text:style-name="T1">p) </text:span>Mostrar en una taula HTML els noms dels balls i el seu professor, cadascun en una fi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4:57:11.137000000</meta:creation-date>
    <dc:date>2023-03-28T15:09:07.177000000</dc:date>
    <meta:editing-duration>PT11M56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9" meta:word-count="343" meta:character-count="1875" meta:non-whitespace-character-count="1551"/>
  </office:meta>
</office:document-meta>
</file>